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 style:list-style-name="WWNum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WWNum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/>
    </style:style>
    <style:style style:name="P10" style:family="paragraph" style:parent-style-name="Standard" style:list-style-name="WWNum3">
      <style:paragraph-properties fo:text-align="start" style:justify-single-word="false"/>
    </style:style>
    <style:style style:name="P1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size="12pt" style:text-underline-style="none" style:font-size-asian="12pt" style:font-size-complex="12pt"/>
    </style:style>
    <style:style style:name="P12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3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 style:list-style-name="WWNum3">
      <style:paragraph-properties fo:margin-left="1.905cm" fo:margin-right="0cm" fo:text-align="start" style:justify-single-word="false" fo:text-indent="-0.635cm" style:auto-text-indent="false"/>
      <style:text-properties fo:font-size="12pt" style:text-underline-style="none" fo:font-weight="normal" style:font-size-asian="12pt" style:font-weight-asian="normal" style:font-size-complex="12pt"/>
    </style:style>
    <style:style style:name="P15" style:family="paragraph" style:parent-style-name="Standard" style:list-style-name="WWNum2">
      <style:paragraph-properties fo:margin-left="1.905cm" fo:margin-right="0cm" fo:text-align="start" style:justify-single-word="false" fo:text-indent="-0.635cm" style:auto-text-indent="false"/>
      <style:text-properties fo:font-size="12pt" style:text-underline-style="none" style:font-size-asian="12pt" style:font-size-complex="12pt"/>
    </style:style>
    <style:style style:name="P16" style:family="paragraph" style:parent-style-name="Standard" style:list-style-name="WWNum2">
      <style:paragraph-properties fo:margin-left="1.27cm" fo:margin-right="0cm" fo:text-align="start" style:justify-single-word="false" fo:text-indent="0cm" style:auto-text-indent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color="#000080" fo:font-size="12pt" style:text-underline-style="none" style:font-size-asian="12pt" style:font-size-complex="12pt"/>
    </style:style>
    <style:style style:name="T3" style:family="text">
      <style:text-properties fo:color="#000080" fo:font-size="12pt" style:text-underline-style="none" fo:font-weight="normal" style:font-size-asian="12pt" style:font-weight-asian="normal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rriculum Vitae</text:p>
      <text:p text:style-name="P1"/>
      <text:p text:style-name="P3">JOLY Samuel</text:p>
      <text:p text:style-name="P2"><text:span text:style-name="T1">9 septembre 1996 – 2</text:span>4<text:span text:style-name="T1"> ans</text:span></text:p>
      <text:p text:style-name="P2">27 boulevard Frédéric Chevillon 13011 Marseille</text:p>
      <text:p text:style-name="P3">Tel: 0628766072</text:p>
      <text:p text:style-name="P2"><text:span text:style-name="T1">Mail: </text:span><text:a xlink:type="simple" xlink:href="mailto:samueljoly0@gmail.com" text:style-name="ListLabel_20_1" text:visited-style-name="ListLabel_20_1"><text:span text:style-name="T2">samueljoly0@gmail.com</text:span></text:a></text:p>
      <text:p text:style-name="P3"/>
      <text:p text:style-name="P5">Formations:</text:p>
      <text:list xml:id="list8084090913165971502" text:style-name="WWNum1">
        <text:list-item>
          <text:p text:style-name="P11">Bac série Scientifique (2014) - Marcel-Pagnol</text:p>
        </text:list-item>
        <text:list-item>
          <text:p text:style-name="P11">L1 Psychologie (2015) - Fac de lettres Aix-en-Provence</text:p>
        </text:list-item>
        <text:list-item>
          <text:p text:style-name="P11">L1 Psychologie (2016) - Fac de lettres Aix-en-Provence</text:p>
        </text:list-item>
        <text:list-item>
          <text:p text:style-name="P11">Formation web full stack – LaPlateforme – EN COUR</text:p>
          <text:p text:style-name="P11"/>
        </text:list-item>
      </text:list>
      <text:p text:style-name="P4">Expérience Programmation:</text:p>
      <text:list xml:id="list9056131143449111384" text:style-name="WWNum3">
        <text:list-item>
          <text:p text:style-name="P12">Python: 19 mois:</text:p>
          <text:list>
            <text:list-item>
              <text:p text:style-name="P10"><text:a xlink:type="simple" xlink:href="https://github.com/aze-fortwo/Bloc-Note " text:style-name="Internet_20_link" text:visited-style-name="Visited_20_Internet_20_Link"><text:span text:style-name="T3">Bloc-Note</text:span></text:a></text:p>
            </text:list-item>
            <text:list-item>
              <text:p text:style-name="P10"><text:a xlink:type="simple" xlink:href="https://github.com/aze-fortwo/Advanced-Agenda" text:style-name="Internet_20_link" text:visited-style-name="Visited_20_Internet_20_Link"><text:span text:style-name="T3">Advanced-Agenda</text:span></text:a></text:p>
            </text:list-item>
          </text:list>
        </text:list-item>
        <text:list-item>
          <text:p text:style-name="P12">HTLM / CSS: 16 mois</text:p>
          <text:list>
            <text:list-item>
              <text:p text:style-name="P14"><text:a xlink:type="simple" xlink:href="http://Portfolio/SushiRestau/Index.html" text:style-name="Internet_20_link" text:visited-style-name="Visited_20_Internet_20_Link">Sushi Restaurant</text:a></text:p>
            </text:list-item>
            <text:list-item>
              <text:p text:style-name="P9"><text:a xlink:type="simple" xlink:href="https://github.com/samuel-joly/Portfolio-V2" text:style-name="Internet_20_link" text:visited-style-name="Visited_20_Internet_20_Link">Portfolio</text:a></text:p>
            </text:list-item>
          </text:list>
        </text:list-item>
        <text:list-item>
          <text:p text:style-name="P12">PHP: 2mois</text:p>
          <text:list>
            <text:list-item>
              <text:p text:style-name="P14"><text:a xlink:type="simple" xlink:href="https://github.com/enzo-mandine/reservation-salles" text:style-name="Internet_20_link" text:visited-style-name="Visited_20_Internet_20_Link">Reservations</text:a></text:p>
            </text:list-item>
            <text:list-item>
              <text:p text:style-name="P14"><text:a xlink:type="simple" xlink:href="https://github.com/samuel-joly/BDE" text:style-name="Internet_20_link" text:visited-style-name="Visited_20_Internet_20_Link">Bureau Des Étudiants</text:a></text:p>
            </text:list-item>
          </text:list>
        </text:list-item>
      </text:list>
      <text:p text:style-name="P3"/>
      <text:p text:style-name="P7"><text:span text:style-name="T4">Expériences Professionnelles:</text:span></text:p>
      <text:list xml:id="list318588965658906606" text:style-name="WWNum2">
        <text:list-item>
          <text:p text:style-name="P13">2016-2019:</text:p>
          <text:list>
            <text:list-item>
              <text:p text:style-name="P15">Restauration, Vente, caisse, entretient,maçonnerie,<text:span text:style-name="T6">OpenClassroom</text:span></text:p>
            </text:list-item>
          </text:list>
        </text:list-item>
        <text:list-item>
          <text:p text:style-name="P8"><text:span text:style-name="T6">Dévelloppeur Web Full Stack:</text:span></text:p>
          <text:list>
            <text:list-item>
              <text:p text:style-name="P8">A venir</text:p>
              <text:p text:style-name="P1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zxx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Label_20_1" style:display-name="ListLabel 1" style:family="text">
      <style:text-properties fo:color="#000080" fo:font-size="12pt" style:text-underline-style="non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fo:font-size="12pt" style:text-underline-style="none" fo:font-weight="normal" style:font-size-asian="12pt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1-09T17:57:22.32</dc:date>
    <dc:creator>sa m</dc:creator>
    <meta:editing-duration>PT17M37S</meta:editing-duration>
    <meta:editing-cycles>11</meta:editing-cycles>
    <meta:document-statistic meta:table-count="0" meta:image-count="0" meta:object-count="0" meta:page-count="1" meta:paragraph-count="26" meta:word-count="103" meta:character-count="660"/>
  </office:meta>
</office:document-meta>
</file>